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a131" officeooo:paragraph-rsid="0002a131"/>
    </style:style>
    <style:style style:name="P2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4" style:family="paragraph" style:parent-style-name="Standard">
      <style:text-properties officeooo:rsid="0002a131" officeooo:paragraph-rsid="000491ae"/>
    </style:style>
    <style:style style:name="T1" style:family="text">
      <style:text-properties officeooo:rsid="00034eaf"/>
    </style:style>
    <style:style style:name="T2" style:family="text">
      <style:text-properties officeooo:rsid="00049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die Gurnee</text:p>
      <text:p text:style-name="P2">COSC 592</text:p>
      <text:p text:style-name="P2">Operating Systems</text:p>
      <text:p text:style-name="P3">Chapter <text:span text:style-name="T2">3</text:span> Reading Questions:</text:p>
      <text:p text:style-name="P4">3.8, 9</text:p>
      <text:p text:style-name="P1"/>
      <text:p text:style-name="P1">14</text:p>
      <text:p text:style-name="P1">3.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11T12:45:36.783605000</dc:date>
    <meta:editing-duration>PT3M15S</meta:editing-duration>
    <meta:editing-cycles>2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7" meta:word-count="14" meta:character-count="77" meta:non-whitespace-character-count="70"/>
  </office:meta>
</office:document-meta>
</file>